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p text:style-name="Title">Ejercicios Git, GitHub y Markdown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2</text:h>
      <text:h text:style-name="Heading_20_2" text:outline-level="2">Notas</text:h>
      <text:list text:style-name="L7">
        <text:list-item>
          <text:p text:style-name="P7">Este ejercicio es continuación del anterior por lo que tendréis que seguir trabajando en el repositorio <text:span text:style-name="T19">campusciff</text:span>.</text:p>
        </text:list-item>
        <text:list-item>
          <text:p text:style-name="P7">También tendreís que ir poniendo los <text:span text:style-name="T20">comandos</text:span> que habéis tenido que utilizar durante todos los ejercicios y las <text:span text:style-name="T21">explicaciones</text:span><text:span text:style-name="T22"> </text:span><text:span text:style-name="T23">y</text:span><text:span text:style-name="T24"> </text:span><text:span text:style-name="T25">capturas</text:span><text:span text:style-name="T26"> </text:span><text:span text:style-name="T27">de</text:span><text:span text:style-name="T28"> </text:span><text:span text:style-name="T29">pantalla</text:span> que consideréis <text:span text:style-name="T30">necesarias</text:span> al fichero README.md del citado repositorio.</text:p>
        </text:list-item>
      </text:list>
      <text:h text:style-name="Heading_20_2" text:outline-level="2">Crear una rama v0.2</text:h>
      <text:list text:style-name="L8">
        <text:list-item>
          <text:p text:style-name="P8">Crear una rama <text:span text:style-name="T31">v0.2</text:span>.</text:p>
        </text:list-item>
        <text:list-item>
          <text:p text:style-name="P8">Posiciona tu carpeta de trabajo en esta rama.</text:p>
        </text:list-item>
      </text:list>
      <text:h text:style-name="Heading_20_2" text:outline-level="2">Añadir fichero 2.txt</text:h>
      <text:list text:style-name="L9">
        <text:list-item>
          <text:p text:style-name="P9">Añadir un fichero <text:span text:style-name="T32">2.txt</text:span> en la rama <text:span text:style-name="T33">v0.2</text:span>.</text:p>
        </text:list-item>
      </text:list>
      <text:h text:style-name="Heading_20_2" text:outline-level="2">Crear rama remota v0.2</text:h>
      <text:list text:style-name="L10">
        <text:list-item>
          <text:p text:style-name="P10">Subir los cambios al reposiorio remoto.</text:p>
        </text:list-item>
      </text:list>
      <text:h text:style-name="Heading_20_2" text:outline-level="2">Merge directo</text:h>
      <text:list text:style-name="L11">
        <text:list-item>
          <text:p text:style-name="P11">Posicionarse en la rama <text:span text:style-name="T34">master</text:span>.</text:p>
        </text:list-item>
        <text:list-item>
          <text:p text:style-name="P11">Hacer un merge de la rama <text:span text:style-name="T35">v0.2</text:span> en la rama <text:span text:style-name="T36">master</text:span>.</text:p>
        </text:list-item>
      </text:list>
      <text:h text:style-name="Heading_20_2" text:outline-level="2">Merge con conflicto</text:h>
      <text:list text:style-name="L12">
        <text:list-item>
          <text:p text:style-name="P12">En la rama <text:span text:style-name="T37">master</text:span> poner <text:span text:style-name="T38">Hola</text:span> en el fichero <text:span text:style-name="T39">1.txt</text:span> y hacer commit.</text:p>
        </text:list-item>
        <text:list-item>
          <text:p text:style-name="P12">Posicionarse en la rama <text:span text:style-name="T40">v0.2</text:span> y poner <text:span text:style-name="T41">Adios</text:span> en el fichero "1.txt" y hacer commit.</text:p>
        </text:list-item>
        <text:list-item>
          <text:p text:style-name="P12">Posicionarse de nuevo en la rama <text:span text:style-name="T42">master</text:span> y hacer un merge con la rama <text:span text:style-name="T43">v0.2</text:span></text:p>
        </text:list-item>
      </text:list>
      <text:h text:style-name="Heading_20_2" text:outline-level="2">Listado de ramas</text:h>
      <text:list text:style-name="L13">
        <text:list-item>
          <text:p text:style-name="P13">Listar las ramas con merge y las ramas sin merge.</text:p>
        </text:list-item>
      </text:list>
      <text:h text:style-name="Heading_20_2" text:outline-level="2">Arreglar conflicto</text:h>
      <text:list text:style-name="L14">
        <text:list-item>
          <text:p text:style-name="P14">Arreglar el conflicto anterior y hacer un commit.</text:p>
        </text:list-item>
      </text:list>
      <text:h text:style-name="Heading_20_2" text:outline-level="2">Borrar rama</text:h>
      <text:list text:style-name="L15">
        <text:list-item>
          <text:p text:style-name="P15">Crear un tag <text:span text:style-name="T44">v0.2</text:span></text:p>
        </text:list-item>
        <text:list-item>
          <text:p text:style-name="P15">Borrar la rama <text:span text:style-name="T45">v0.2</text:span></text:p>
        </text:list-item>
      </text:list>
      <text:h text:style-name="Heading_20_2" text:outline-level="2">Listado de cambios</text:h>
      <text:list text:style-name="L16">
        <text:list-item>
          <text:p text:style-name="P16">Listar los distintos commits con sus ramas y sus tags.</text:p>
        </text:list-item>
      </text:list>
      <text:h text:style-name="Heading_20_2" text:outline-level="2">Crear una organización</text:h>
      <text:list text:style-name="L17">
        <text:list-item>
          <text:p text:style-name="P17">Crear una organización llamada <text:span text:style-name="T46">campusciff-tunombredeusuariodegithub</text:span></text:p>
        </text:list-item>
      </text:list>
      <text:h text:style-name="Heading_20_2" text:outline-level="2">Crear equipos</text:h>
      <text:list text:style-name="L18">
        <text:list-item>
          <text:p text:style-name="P18">Crear 2 equipos en la organización <text:span text:style-name="T47">campusciff-tunombredeusuariodegithub</text:span>, uno llamado <text:span text:style-name="T48">administradores</text:span> con más permisos y otro <text:span text:style-name="T49">colaboradores</text:span> con menos permisos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2 de vuestros compañeros de clase en el equipo <text:span text:style-name="T50">administradores</text:span>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otros 2 de vuestros compañeros de clase en el equipo <text:span text:style-name="T51">colaboradores</text:span>.</text:p>
        </text:list-item>
      </text:list>
      <text:h text:style-name="Heading_20_2" text:outline-level="2">Crear un index.html</text:h>
      <text:list text:style-name="L19">
        <text:list-item>
          <text:p text:style-name="P19">Crear un index.html que se pueda ver como página web en la organización.</text:p>
        </text:list-item>
      </text:list>
      <text:h text:style-name="Heading_20_2" text:outline-level="2">Crear Pull-requests</text:h>
      <text:list text:style-name="L20">
        <text:list-item>
          <text:p text:style-name="P20">Hacer 2 forks de 2 repositorios <text:span text:style-name="T52">campusciff-tunombredeusuariodegithub.github.io</text:span> de 2 organizaciones de las que no seais ni administradiores ni colaboradores.</text:p>
        </text:list-item>
        <text:list-item>
          <text:p text:style-name="P20">Crearos una rama en cada fork.</text:p>
        </text:list-item>
        <text:list-item>
          <text:p text:style-name="P20">En cada rama modificar el fichero <text:span text:style-name="T53">index.html</text:span> añadiendo vuestro nombre.</text:p>
        </text:list-item>
        <text:list-item>
          <text:p text:style-name="P20">Con cada rama hacer un pull-request.</text:p>
        </text:list-item>
      </text:list>
      <text:h text:style-name="Heading_20_2" text:outline-level="2">Gestionar Pull-requests</text:h>
      <text:list text:style-name="L21">
        <text:list-item>
          <text:p text:style-name="P21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